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09 25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18H40M00S" calcext:value-type="time">
            <text:p>18:40:00</text:p>
          </table:table-cell>
          <table:table-cell table:formula="of:=[.C2]-[.B2]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09 29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21H05M00S" calcext:value-type="time">
            <text:p>21:05:00</text:p>
          </table:table-cell>
          <table:table-cell table:formula="of:=[.C3]-[.B3]" office:value-type="time" office:time-value="PT02H40M00S" calcext:value-type="time">
            <text:p>02:4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0H35M00S" calcext:value-type="time">
            <text:p>10:35:00</text:p>
          </table:table-cell>
          <table:table-cell office:value-type="time" office:time-value="PT12H05M00S" calcext:value-type="time">
            <text:p>12:05:00</text:p>
          </table:table-cell>
          <table:table-cell table:formula="of:=[.C4]-[.B4]"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3H55M00S" calcext:value-type="time">
            <text:p>13:55:0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3:52:23.2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09-30T13:52:33.475000000</dc:date>
    <meta:editing-duration>PT23M24S</meta:editing-duration>
    <meta:editing-cycles>9</meta:editing-cycles>
    <meta:generator>LibreOffice/7.6.4.1$Windows_X86_64 LibreOffice_project/e19e193f88cd6c0525a17fb7a176ed8e6a3e2aa1</meta:generator>
    <meta:document-statistic meta:table-count="1" meta:cell-count="18" meta:object-count="0"/>
  </office:meta>
</office:document-meta>
</file>